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20000013BDE2D5EEB20DE1844.png" manifest:media-type="image/png"/>
  <manifest:file-entry manifest:full-path="Pictures/1000000000000258000000FADA9953EA012F1D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63cm, 0.586cm, 1.001cm, 0.504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249cm" svg:height="4.749cm" svg:x="2.5cm" svg:y="4.5cm">
          <draw:image xlink:href="Pictures/1000000000000258000000FADA9953EA012F1D0B.png" xlink:type="simple" xlink:show="embed" xlink:actuate="onLoad" draw:mime-type="image/png">
            <text:p/>
          </draw:image>
        </draw:frame>
        <draw:frame draw:style-name="gr2" draw:text-style-name="P1" draw:layer="layout" svg:width="11.905cm" svg:height="8.333cm" svg:x="2.595cm" svg:y="12.5cm">
          <draw:image xlink:href="Pictures/10000000000001C20000013BDE2D5EEB20DE184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6T18:49:09.655718623</meta:creation-date>
    <dc:date>2021-05-16T19:05:45.830982250</dc:date>
    <meta:editing-duration>PT6M26S</meta:editing-duration>
    <meta:editing-cycles>1</meta:editing-cycles>
    <meta:document-statistic meta:object-count="2"/>
    <meta:generator>LibreOffice/7.0.5.2$Linux_X86_64 LibreOffice_project/00$Build-2</meta:generator>
  </office:meta>
</office:document-meta>
</file>